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Bitstream Vera Sans" svg:font-family="'Bitstream Vera Sans'" style:font-family-generic="swiss" style:font-pitch="variable"/>
    <style:font-face style:name="Tahoma" svg:font-family="Tahoma, Lucidasans, 'Lucida Sans', 'Arial Unicode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1" style:family="text">
      <style:text-properties style:font-name="Bitstream Vera Sans" style:font-name-asian="Bitstream Vera Sans" style:font-name-complex="Bitstream Vera Sans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t what if a circle is messed up?</text:p>
      <text:p text:style-name="Standard"/>
      <text:p text:style-name="Standard">But it would still be a circle even if it was a little mesed up.</text:p>
      <text:p text:style-name="Standard"/>
      <text:p text:style-name="Standard">The goal is to code, to get into programming.</text:p>
      <text:p text:style-name="Standard"/>
      <text:p text:style-name="Standard">This is radio 1, 2, 3 so... through 4,5 6.</text:p>
      <text:p text:style-name="Standard">And so on through 6.</text:p>
      <text:p text:style-name="Standard">And so on through 6.</text:p>
      <text:p text:style-name="Standard"/>
      <text:p text:style-name="Standard"/>
      <text:p text:style-name="Standard">The version to run:</text:p>
      <text:p text:style-name="Standard">latest maintenance release:</text:p>
      <text:p text:style-name="Standard">v4 five fourteen.</text:p>
      <text:p text:style-name="Standard"/>
      <text:p text:style-name="Standard"/>
      <text:p text:style-name="Standard">East King's way, approaching the gate from the west:</text:p>
      <text:p text:style-name="Standard"><text:s/>To the north is a high wall, behind which is a palace with high</text:p>
      <text:p text:style-name="Standard">spires. </text:p>
      <text:p text:style-name="Standard"/>
      <text:p text:style-name="Standard">Front Lawn</text:p>
      <text:p text:style-name="Standard">There is a large archway to the north.</text:p>
      <text:p text:style-name="Standard">Emphasize the obviousness of the importance of the person who lives 'ere.</text:p>
      <text:p text:style-name="Standard"><text:s/>very important person lives here</text:p>
      <text:p text:style-name="Standard"/>
      <text:p text:style-name="Standard"/>
      <text:p text:style-name="Standard"/>
      <text:p text:style-name="Standard">ANIMALS</text:p>
      <text:p text:style-name="Standard">FORBIDDEN</text:p>
      <text:p text:style-name="Standard"/>
      <text:p text:style-name="Standard"/>
      <text:p text:style-name="Standard"/>
      <text:p text:style-name="P1"><text:span text:style-name="T1">Yon corner of Palace Grimaven dominates <text:s/>cozy part </text:span>of the yard full of sweet leaves and greeny grass <text:s/>eaves.</text:p>
      <text:p text:style-name="Standard"/>
      <text:p text:style-name="Standard"/>
      <text:p text:style-name="Standard">65errtdfggggggggggggggggggggggggggggggggggggggggggggggggggg </text:p>
      <text:p text:style-name="Standard"/>
      <text:p text:style-name="Standard"/>
      <text:p text:style-name="Standard"/>
      <text:p text:style-name="Standard"/>
      <text:p text:style-name="Standard"/>
      <text:p text:style-name="Standard">so that's that, it's really like all of your life's blessing has been blowed, ; and repeatedly e'reafter </text:p>
      <text:p text:style-name="Standard"/>
      <text:p text:style-name="Standard">North Main Street 002</text:p>
      <text:p text:style-name="Standard"><text:s text:c="2"/>This is a well maintained, north-south road running through a large city. <text:s/>To</text:p>
      <text:p text:style-name="Standard">the east a large palace <text:span text:style-name="T2">hides behind a high wall. <text:s/>Its spires and roof are all</text:span></text:p>
      <text:p text:style-name="Standard"><text:span text:style-name="T2">you can see.</text:span> <text:s/>To the west is a large church.</text:p>
      <text:p text:style-name="Standard"/>
      <text:p text:style-name="Standard"/>
      <text:p text:style-name="Standard">In the palace garden, a reference to Abanos or Valash having professionally tilled it for the Princess.</text:p>
      <text:p text:style-name="Standard"/>
      <text:p text:style-name="Standard">The princess and mathilda p-patch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Bitstream Vera Sans" svg:font-family="'Bitstream Vera Sans'" style:font-family-generic="swiss" style:font-pitch="variable"/>
    <style:font-face style:name="Tahoma" svg:font-family="Tahoma, Lucidasans, 'Lucida Sans', 'Arial Unicode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10-07T00:42:19</meta:creation-date>
    <dc:date>2007-11-06T22:32:48</dc:date>
    <dc:language>en-US</dc:language>
    <meta:editing-cycles>8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219" meta:character-count="1214"/>
  </office:meta>
</office:document-meta>
</file>